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a23" officeooo:paragraph-rsid="000d0a23"/>
    </style:style>
    <style:style style:name="P2" style:family="paragraph" style:parent-style-name="Standard">
      <style:text-properties officeooo:rsid="000d6505" officeooo:paragraph-rsid="000d6505"/>
    </style:style>
    <style:style style:name="P3" style:family="paragraph" style:parent-style-name="Standard">
      <style:text-properties officeooo:rsid="000db982" officeooo:paragraph-rsid="000db982"/>
    </style:style>
    <style:style style:name="P4" style:family="paragraph" style:parent-style-name="Standard">
      <style:text-properties officeooo:rsid="000ec697" officeooo:paragraph-rsid="000ec697"/>
    </style:style>
    <style:style style:name="P5" style:family="paragraph" style:parent-style-name="Standard">
      <style:text-properties officeooo:rsid="001033b3" officeooo:paragraph-rsid="00103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erage connectivity in Bacteroides thetaiotaomicron (species 03)= 88.948701709943</text:p>
      <text:p text:style-name="P1">Average connectivity in Dictyoglomus turgidum (species 08)= 58.960986804360296</text:p>
      <text:p text:style-name="P3">Average connectivity in Escherichia coli (species 09)= 96.46691336525903</text:p>
      <text:p text:style-name="P5">Average connectivity in Synechocystis (species 18)= 108.0041022404544</text:p>
      <text:p text:style-name="P4">Average connectivity in Saccharomyces cerevisiae (species 30)= 146.462760984730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39:58.745397203</meta:creation-date>
    <dc:date>2017-05-25T12:03:38.325188200</dc:date>
    <meta:editing-duration>PT2H23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9" meta:character-count="382" meta:non-whitespace-character-count="348"/>
  </office:meta>
</office:document-meta>
</file>